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48">
      <style:drawing-page-properties draw:fill="gradient" draw:fill-gradient-name="a3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cd7f32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c0c0c0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d700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3937in" fo:padding-bottom="0.03937in" fo:padding-left="0.03937in" fo:padding-right="0.03937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156082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3937in" fo:padding-bottom="0.03937in" fo:padding-left="0.03937in" fo:padding-right="0.03937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3937in" fo:padding-bottom="0.03937in" fo:padding-left="0.03937in" fo:padding-right="0.03937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156082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3937in" fo:padding-bottom="0.03937in" fo:padding-left="0.03937in" fo:padding-right="0.03937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156082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48" draw:master-page-name="Master1-Layout7-blank-Blank" presentation:presentation-page-layout-name="Master1-PPL7" draw:id="Slide-256">
        <draw:g draw:name="Group 9" draw:id="id63">
          <svg:title/>
          <svg:desc/>
          <draw:custom-shape svg:x="2.67347in" svg:y="1.99868in" svg:width="0.7874in" svg:height="0.35132in" draw:id="id88" draw:style-name="a421" draw:name="Arrow: Right 6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81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frame draw:id="id89" draw:style-name="a430" draw:name="TextBox 7" svg:x="2.67347in" svg:y="2.38016in" svg:width="0.7874in" svg:height="0.90879in">
            <draw:text-box>
              <text:p text:style-name="a423" text:class-names="" text:cond-style-name=""><text:span text:style-name="a422" text:class-names="">EOD</text:span></text:p>
              <text:p text:style-name="a425" text:class-names="" text:cond-style-name=""><text:span text:style-name="a424" text:class-names="">Month</text:span></text:p>
              <text:p text:style-name="a427" text:class-names="" text:cond-style-name=""><text:span text:style-name="a426" text:class-names="">Quarter</text:span></text:p>
              <text:p text:style-name="a429" text:class-names="" text:cond-style-name=""><text:span text:style-name="a428" text:class-names="">Annual</text:span></text:p>
            </draw:text-box>
            <svg:title/>
            <svg:desc/>
          </draw:frame>
          <draw:frame draw:id="id90" draw:style-name="a433" draw:name="TextBox 8" svg:x="2.8059in" svg:y="1.68705in" svg:width="0.52254in" svg:height="0.28146in">
            <draw:text-box>
              <text:p text:style-name="a432" text:class-names="" text:cond-style-name=""><text:span text:style-name="a431" text:class-names="">Ingest</text:span></text:p>
            </draw:text-box>
            <svg:title/>
            <svg:desc/>
          </draw:frame>
        </draw:g>
        <draw:frame draw:id="id64" draw:style-name="a351" draw:name="TextBox 10" svg:x="3.81291in" svg:y="2.02728in" svg:width="1.1811in" svg:height="0.28146in">
          <draw:text-box>
            <text:p text:style-name="a350" text:class-names="" text:cond-style-name=""><text:span text:style-name="a349" text:class-names="">Bronze</text:span></text:p>
          </draw:text-box>
          <svg:title/>
          <svg:desc/>
        </draw:frame>
        <draw:g draw:name="Group 11" draw:id="id65">
          <svg:title/>
          <svg:desc/>
          <draw:custom-shape svg:x="5.34605in" svg:y="2.00027in" svg:width="0.7874in" svg:height="0.35132in" draw:id="id86" draw:style-name="a415" draw:name="Arrow: Right 12">
            <svg:title/>
            <svg:desc/>
            <text:p text:style-name="a414" text:class-names="" text:cond-style-name=""><text:span text:style-name="a413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81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frame draw:id="id87" draw:style-name="a418" draw:name="TextBox 14" svg:x="5.38946in" svg:y="1.68865in" svg:width="0.70059in" svg:height="0.28146in">
            <draw:text-box>
              <text:p text:style-name="a417" text:class-names="" text:cond-style-name=""><text:span text:style-name="a416" text:class-names="">Promote</text:span></text:p>
            </draw:text-box>
            <svg:title/>
            <svg:desc/>
          </draw:frame>
        </draw:g>
        <draw:frame draw:id="id66" draw:style-name="a354" draw:name="TextBox 15" svg:x="6.46448in" svg:y="2.02728in" svg:width="1.1811in" svg:height="0.28146in">
          <draw:text-box>
            <text:p text:style-name="a353" text:class-names="" text:cond-style-name=""><text:span text:style-name="a352" text:class-names="">Silver</text:span></text:p>
          </draw:text-box>
          <svg:title/>
          <svg:desc/>
        </draw:frame>
        <draw:g draw:name="Group 16" draw:id="id67">
          <svg:title/>
          <svg:desc/>
          <draw:custom-shape svg:x="7.99762in" svg:y="2.00027in" svg:width="0.7874in" svg:height="0.35132in" draw:id="id84" draw:style-name="a409" draw:name="Arrow: Right 17">
            <svg:title/>
            <svg:desc/>
            <text:p text:style-name="a408" text:class-names="" text:cond-style-name=""><text:span text:style-name="a407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81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frame draw:id="id85" draw:style-name="a412" draw:name="TextBox 18" svg:x="8.04103in" svg:y="1.68865in" svg:width="0.70059in" svg:height="0.28146in">
            <draw:text-box>
              <text:p text:style-name="a411" text:class-names="" text:cond-style-name=""><text:span text:style-name="a410" text:class-names="">Promote</text:span></text:p>
            </draw:text-box>
            <svg:title/>
            <svg:desc/>
          </draw:frame>
        </draw:g>
        <draw:frame draw:id="id68" draw:style-name="a357" draw:name="TextBox 19" svg:x="9.07243in" svg:y="2.02728in" svg:width="1.1811in" svg:height="0.28146in">
          <draw:text-box>
            <text:p text:style-name="a356" text:class-names="" text:cond-style-name=""><text:span text:style-name="a355" text:class-names="">Gold</text:span></text:p>
          </draw:text-box>
          <svg:title/>
          <svg:desc/>
        </draw:frame>
        <draw:frame draw:id="id69" draw:style-name="a360" draw:name="TextBox 23" svg:x="3.8024in" svg:y="2.44444in" svg:width="1.1811in" svg:height="0.88732in">
          <draw:text-box>
            <text:p text:style-name="a359" text:class-names="" text:cond-style-name=""><text:span text:style-name="a358" text:class-names="">Stores data exactly. Preserves raw source of truth</text:span></text:p>
          </draw:text-box>
          <svg:title/>
          <svg:desc/>
        </draw:frame>
        <draw:custom-shape svg:x="0.31429in" svg:y="6.34678in" svg:width="12.47857in" svg:height="0.50488in" draw:id="id70" draw:style-name="a366" draw:name="Rectangle 1">
          <svg:title/>
          <svg:desc/>
          <text:p text:style-name="a365" text:class-names="" text:cond-style-name=""><text:span text:style-name="a361" text:class-names="">Medallion Architecture -<text:s text:c="1"/></text:span><text:span text:style-name="a362" text:class-names="">A data architecture that organizes data into layered stages—</text:span><text:span text:style-name="a363" text:class-names="">Bronze, Silver, and Gold</text:span><text:span text:style-name="a364" text:class-names="">—where data becomes progressively cleaner, more structured, and more valuable as it moves through the pipelin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371" draw:name="TextBox 25" svg:x="6.46448in" svg:y="2.44444in" svg:width="1.1811in" svg:height="1.08927in">
          <draw:text-box>
            <text:p text:style-name="a368" text:class-names="" text:cond-style-name=""><text:span text:style-name="a367" text:class-names="">Provides validating, cleaning,</text:span></text:p>
            <text:p text:style-name="a370" text:class-names="" text:cond-style-name=""><text:span text:style-name="a369" text:class-names="">and deduplicating</text:span></text:p>
          </draw:text-box>
          <svg:title/>
          <svg:desc/>
        </draw:frame>
        <draw:frame draw:id="id72" draw:style-name="a374" draw:name="TextBox 26" svg:x="9.07243in" svg:y="2.44444in" svg:width="1.1811in" svg:height="0.88732in">
          <draw:text-box>
            <text:p text:style-name="a373" text:class-names="" text:cond-style-name=""><text:span text:style-name="a372" text:class-names="">Aggregated tables including features</text:span></text:p>
          </draw:text-box>
          <svg:title/>
          <svg:desc/>
        </draw:frame>
        <draw:frame draw:id="id73" draw:style-name="a377" draw:name="TextBox 27" svg:x="4.14505in" svg:y="1.67796in" svg:width="0.3924in" svg:height="0.28146in">
          <draw:text-box>
            <text:p text:style-name="a376" text:class-names="" text:cond-style-name=""><text:span text:style-name="a375" text:class-names="">Raw</text:span></text:p>
          </draw:text-box>
          <svg:title/>
          <svg:desc/>
        </draw:frame>
        <draw:frame draw:id="id74" draw:style-name="a380" draw:name="TextBox 28" svg:x="6.76646in" svg:y="1.67796in" svg:width="0.51076in" svg:height="0.28146in">
          <draw:text-box>
            <text:p text:style-name="a379" text:class-names="" text:cond-style-name=""><text:span text:style-name="a378" text:class-names="">Clean</text:span></text:p>
          </draw:text-box>
          <svg:title/>
          <svg:desc/>
        </draw:frame>
        <draw:frame draw:id="id75" draw:style-name="a383" draw:name="TextBox 29" svg:x="9.2781in" svg:y="1.67796in" svg:width="0.56861in" svg:height="0.28146in">
          <draw:text-box>
            <text:p text:style-name="a382" text:class-names="" text:cond-style-name=""><text:span text:style-name="a381" text:class-names="">Insight</text:span></text:p>
          </draw:text-box>
          <svg:title/>
          <svg:desc/>
        </draw:frame>
        <draw:g draw:name="Group 31" draw:id="id76">
          <svg:title/>
          <svg:desc/>
          <draw:frame draw:id="id80" draw:style-name="a397" draw:name="TextBox 3" svg:x="1.16134in" svg:y="2.12398in" svg:width="1.1811in" svg:height="0.28146in">
            <draw:text-box>
              <text:p text:style-name="a396" text:class-names="" text:cond-style-name=""><text:span text:style-name="a395" text:class-names="">FMP</text:span></text:p>
            </draw:text-box>
            <svg:title/>
            <svg:desc/>
          </draw:frame>
          <draw:frame draw:id="id81" draw:style-name="a400" draw:name="TextBox 4" svg:x="1.16134in" svg:y="2.71074in" svg:width="1.1811in" svg:height="0.28146in">
            <draw:text-box>
              <text:p text:style-name="a399" text:class-names="" text:cond-style-name=""><text:span text:style-name="a398" text:class-names="">FRED</text:span></text:p>
            </draw:text-box>
            <svg:title/>
            <svg:desc/>
          </draw:frame>
          <draw:frame draw:id="id82" draw:style-name="a403" draw:name="TextBox 5" svg:x="1.16134in" svg:y="3.29749in" svg:width="1.1811in" svg:height="0.28146in">
            <draw:text-box>
              <text:p text:style-name="a402" text:class-names="" text:cond-style-name=""><text:span text:style-name="a401" text:class-names="">BIS</text:span></text:p>
            </draw:text-box>
            <svg:title/>
            <svg:desc/>
          </draw:frame>
          <draw:frame draw:id="id83" draw:style-name="a406" draw:name="TextBox 30" svg:x="1.22356in" svg:y="1.67796in" svg:width="1.05667in" svg:height="0.28146in">
            <draw:text-box>
              <text:p text:style-name="a405" text:class-names="" text:cond-style-name=""><text:span text:style-name="a404" text:class-names="">Data Sources</text:span></text:p>
            </draw:text-box>
            <svg:title/>
            <svg:desc/>
          </draw:frame>
        </draw:g>
        <draw:custom-shape svg:width="0.59055in" svg:height="1.32639in" draw:id="id77" draw:style-name="a386" draw:transform="translate(-0.29528in -0.66319in) rotate(-1.5708) translate(11.20413in 2.34237in)" draw:name="Arrow: U-Turn 26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25000 25000 25000 43750 7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frame draw:id="id78" draw:style-name="a390" draw:name="TextBox 29" svg:x="10.84564in" svg:y="1.67796in" svg:width="0.71699in" svg:height="0.28146in">
          <draw:text-box>
            <text:p text:style-name="a389" text:class-names="" text:cond-style-name=""><text:span text:style-name="a387" text:class-names="">Features</text:span><text:span text:style-name="a388" text:class-names=""/></text:p>
          </draw:text-box>
          <svg:title/>
          <svg:desc/>
        </draw:frame>
        <draw:frame draw:id="id79" draw:style-name="a394" draw:name="TextBox 26" svg:x="10.65986in" svg:y="2.72532in" svg:width="1.1811in" svg:height="0.68537in">
          <draw:text-box>
            <text:p text:style-name="a393" text:class-names="" text:cond-style-name=""><text:span text:style-name="a391" text:class-names="">Features calculated on gold facts.</text:span><text:span text:style-name="a3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linear" draw:angle="0" draw:start-color="#ececec" draw:end-color="#e5e5e5" draw:start-intensity="100%" draw:end-intensity="100%"/>
    <draw:gradient draw:name="a146" draw:style="linear" draw:angle="0" draw:start-color="#ececec" draw:end-color="#e5e5e5" draw:start-intensity="100%" draw:end-intensity="100%"/>
    <draw:gradient draw:name="a285" draw:style="linear" draw:angle="0" draw:start-color="#ececec" draw:end-color="#e5e5e5" draw:start-intensity="100%" draw:end-intensity="100%"/>
    <draw:gradient draw:name="a31" draw:style="linear" draw:angle="0" draw:start-color="#ececec" draw:end-color="#e5e5e5" draw:start-intensity="100%" draw:end-intensity="100%"/>
    <draw:gradient draw:name="a216" draw:style="linear" draw:angle="0" draw:start-color="#ececec" draw:end-color="#e5e5e5" draw:start-intensity="100%" draw:end-intensity="100%"/>
    <draw:gradient draw:name="a347" draw:style="linear" draw:angle="0" draw:start-color="#ececec" draw:end-color="#e5e5e5" draw:start-intensity="100%" draw:end-intensity="100%"/>
    <draw:gradient draw:name="a99" draw:style="linear" draw:angle="0" draw:start-color="#ececec" draw:end-color="#e5e5e5" draw:start-intensity="100%" draw:end-intensity="100%"/>
    <draw:gradient draw:name="a228" draw:style="linear" draw:angle="0" draw:start-color="#ececec" draw:end-color="#e5e5e5" draw:start-intensity="100%" draw:end-intensity="100%"/>
    <draw:gradient draw:name="a49" draw:style="linear" draw:angle="0" draw:start-color="#ececec" draw:end-color="#e5e5e5" draw:start-intensity="100%" draw:end-intensity="100%"/>
    <draw:gradient draw:name="a316" draw:style="linear" draw:angle="0" draw:start-color="#ececec" draw:end-color="#e5e5e5" draw:start-intensity="100%" draw:end-intensity="100%"/>
    <draw:gradient draw:name="a263" draw:style="linear" draw:angle="0" draw:start-color="#ececec" draw:end-color="#e5e5e5" draw:start-intensity="100%" draw:end-intensity="100%"/>
    <draw:gradient draw:name="a80" draw:style="linear" draw:angle="0" draw:start-color="#ececec" draw:end-color="#e5e5e5" draw:start-intensity="100%" draw:end-intensity="100%"/>
    <draw:gradient draw:name="a201" draw:style="linear" draw:angle="0" draw:start-color="#ececec" draw:end-color="#e5e5e5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gradient" draw:fill-gradient-name="a2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gradient" draw:fill-gradient-name="a2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gradient" draw:fill-gradient-name="a2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gradient" draw:fill-gradient-name="a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gradient" draw:fill-gradient-name="a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gradient" draw:fill-gradient-name="a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gradient" draw:fill-gradient-name="a1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gradient" draw:fill-gradient-name="a3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gradient" draw:fill-gradient-name="a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03/2026</text:date>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2/03/2026</text:date></text:span></text:p>
        </draw:text-box>
        <svg:title/>
        <svg:desc/>
      </draw:frame>
      <draw:frame draw:id="id8" presentation:style-name="a45" draw:name="Footer Placeholder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2/03/2026</text:date></text:span></text:p>
        </draw:text-box>
        <svg:title/>
        <svg:desc/>
      </draw:frame>
      <draw:frame draw:id="id13" presentation:style-name="a76" draw:name="Footer Placehold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0.90972in" svg:y="1.86979in" svg:width="11.5in" svg:height="3.11979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0.90972in" svg:y="5.0191in" svg:width="11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2/03/2026</text:date></text:span></text:p>
        </draw:text-box>
        <svg:title/>
        <svg:desc/>
      </draw:frame>
      <draw:frame draw:id="id18" presentation:style-name="a95" draw:name="Footer Placeholder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1667in" svg:y="1.99653in" svg:width="5.66667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5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2/03/2026</text:date></text:span></text:p>
        </draw:text-box>
        <svg:title/>
        <svg:desc/>
      </draw:frame>
      <draw:frame draw:id="id24" presentation:style-name="a142" draw:name="Footer Placeholder 5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presentation:style-name="a150" draw:name="Title 1" svg:x="0.9184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7" presentation:style-name="a154" draw:name="Text Placeholder 2" svg:x="0.9184in" svg:y="1.83854in" svg:width="5.64062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8" presentation:style-name="a170" draw:name="Content Placeholder 3" svg:x="0.9184in" svg:y="2.73958in" svg:width="5.64062in" svg:height="4.0295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Text Placeholder 4" svg:x="6.75in" svg:y="1.83854in" svg:width="5.6684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0" presentation:style-name="a190" draw:name="Content Placeholder 5" svg:x="6.75in" svg:y="2.73958in" svg:width="5.6684in" svg:height="4.0295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Date Placeholder 6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2/03/2026</text:date></text:span></text:p>
        </draw:text-box>
        <svg:title/>
        <svg:desc/>
      </draw:frame>
      <draw:frame draw:id="id32" presentation:style-name="a197" draw:name="Footer Placeholder 7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lide Number Placeholder 8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34" presentation:style-name="a205" draw:name="Title 1" svg:x="0.91667in" svg:y="0.39931in" svg:width="11.5in" svg:height="1.44965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35" presentation:style-name="a209" draw:name="Date Placeholder 2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2/03/2026</text:date></text:span></text:p>
        </draw:text-box>
        <svg:title/>
        <svg:desc/>
      </draw:frame>
      <draw:frame draw:id="id36" presentation:style-name="a212" draw:name="Footer Placeholder 3" svg:x="4.41667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Slide Number Placeholder 4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38" presentation:style-name="a221" draw:name="Date Placeholder 1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2/03/2026</text:date></text:span></text:p>
        </draw:text-box>
        <svg:title/>
        <svg:desc/>
      </draw:frame>
      <draw:frame draw:id="id39" presentation:style-name="a224" draw:name="Footer Placeholder 2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Slide Number Placeholder 3" svg:x="9.41667in" svg:y="6.95139in" svg:width="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41" presentation:style-name="a232" draw:name="Title 1" svg:x="0.9184in" svg:y="0.5in" svg:width="4.30035in" svg:height="1.75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title/>
        <svg:desc/>
      </draw:frame>
      <draw:frame draw:id="id42" presentation:style-name="a248" draw:name="Content Placeholder 2" svg:x="5.6684in" svg:y="1.07986in" svg:width="6.75in" svg:height="5.329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Text Placeholder 3" svg:x="0.9184in" svg:y="2.25in" svg:width="4.30035in" svg:height="4.168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44" presentation:style-name="a256" draw:name="Date Placeholder 4" svg:x="0.91667in" svg:y="6.95139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2/03/2026</text:date></text:span></text:p>
        </draw:text-box>
        <svg:title/>
        <svg:desc/>
      </draw:frame>
      <draw:frame draw:id="id45" presentation:style-name="a259" draw:name="Footer Placeholder 5" svg:x="4.41667in" svg:y="6.95139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Slide Number Placeholder 6" svg:x="9.41667in" svg:y="6.95139in" svg:width="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47" presentation:style-name="a267" draw:name="Title 1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48" presentation:style-name="a270" draw:name="Picture Placeholder 2" svg:x="5.6684in" svg:y="1.07986in" svg:width="6.75in" svg:height="5.32986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Text Placeholder 3" svg:x="0.9184in" svg:y="2.25in" svg:width="4.30035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50" presentation:style-name="a278" draw:name="Date Placeholder 4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03/2026</text:date></text:span></text:p>
        </draw:text-box>
        <svg:title/>
        <svg:desc/>
      </draw:frame>
      <draw:frame draw:id="id51" presentation:style-name="a281" draw:name="Footer Placeholder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Slide Number Placeholder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6">
      <draw:frame draw:id="id53" presentation:style-name="a289" draw:name="Title 1" svg:x="0.91667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54" presentation:style-name="a305" draw:name="Vertical Text Placeholder 2" svg:x="0.91667in" svg:y="1.99653in" svg:width="11.5in" svg:height="4.75868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Date Placeholder 3" svg:x="0.91667in" svg:y="6.95139in" svg:width="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12/03/2026</text:date></text:span></text:p>
        </draw:text-box>
        <svg:title/>
        <svg:desc/>
      </draw:frame>
      <draw:frame draw:id="id56" presentation:style-name="a312" draw:name="Footer Placeholder 4" svg:x="4.41667in" svg:y="6.95139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Slide Number Placeholder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7">
      <draw:frame draw:id="id58" presentation:style-name="a320" draw:name="Vertical Title 1" svg:x="9.54167in" svg:y="0.39931in" svg:width="2.875in" svg:height="6.3559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59" presentation:style-name="a336" draw:name="Vertical Text Placeholder 2" svg:x="0.91667in" svg:y="0.39931in" svg:width="8.45833in" svg:height="6.355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Date Placeholder 3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2/03/2026</text:date></text:span></text:p>
        </draw:text-box>
        <svg:title/>
        <svg:desc/>
      </draw:frame>
      <draw:frame draw:id="id61" presentation:style-name="a343" draw:name="Footer Placeholder 4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odd Adams</meta:initial-creator>
    <dc:creator>Todd Adams</dc:creator>
    <meta:creation-date>2026-03-12T10:42:24Z</meta:creation-date>
    <dc:date>2026-03-12T11:31:38Z</dc:date>
    <meta:editing-cycles>1</meta:editing-cycles>
    <meta:editing-duration>PT0S</meta:editing-duration>
    <meta:document-statistic meta:paragraph-count="24" meta:word-count="84"/>
  </office:meta>
</office:document-meta>
</file>